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3">
          <table:table-cell office:value-type="string">
            <text:p>V0</text:p>
          </table:table-cell>
          <table:table-cell office:value-type="string">
            <text:p>Vp-p</text:p>
          </table:table-cell>
          <table:table-cell office:value-type="string">
            <text:p>0.63V0</text:p>
          </table:table-cell>
          <table:table-cell office:value-type="string">
            <text:p>time const us</text:p>
          </table:table-cell>
          <table:table-cell office:value-type="string">
            <text:p>freq hz</text:p>
          </table:table-cell>
          <table:table-cell office:value-type="string">
            <text:p>0.37V0</text:p>
          </table:table-cell>
          <table:table-cell office:value-type="string">
            <text:p>time const us</text:p>
          </table:table-cell>
        </table:table-row>
        <table:table-row table:style-name="ro3">
          <table:table-cell office:value-type="float" office:value="3.42">
            <text:p>3.42</text:p>
          </table:table-cell>
          <table:table-cell/>
          <table:table-cell table:formula="of:=0.63*[.A2]" office:value-type="float" office:value="2.1546">
            <text:p>2.1546</text:p>
          </table:table-cell>
          <table:table-cell table:formula="of:=(128+136)/2" office:value-type="float" office:value="132">
            <text:p>132</text:p>
          </table:table-cell>
          <table:table-cell office:value-type="float" office:value="400">
            <text:p>400</text:p>
          </table:table-cell>
          <table:table-cell table:formula="of:=0.37*[.A2]" office:value-type="float" office:value="1.2654">
            <text:p>1.2654</text:p>
          </table:table-cell>
          <table:table-cell office:value-type="float" office:value="130">
            <text:p>130</text:p>
          </table:table-cell>
        </table:table-row>
        <table:table-row table:style-name="ro3">
          <table:table-cell office:value-type="float" office:value="4.04">
            <text:p>4.04</text:p>
          </table:table-cell>
          <table:table-cell/>
          <table:table-cell table:formula="of:=0.63*[.A3]" office:value-type="float" office:value="2.5452">
            <text:p>2.5452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formula="of:=0.37*[.A3]" office:value-type="float" office:value="1.4948">
            <text:p>1.4948</text:p>
          </table:table-cell>
          <table:table-cell office:value-type="float" office:value="130">
            <text:p>130</text:p>
          </table:table-cell>
        </table:table-row>
        <table:table-row table:style-name="ro3">
          <table:table-cell office:value-type="float" office:value="4">
            <text:p>4</text:p>
          </table:table-cell>
          <table:table-cell/>
          <table:table-cell table:formula="of:=0.63*[.A4]" office:value-type="float" office:value="2.52">
            <text:p>2.52</text:p>
          </table:table-cell>
          <table:table-cell office:value-type="float" office:value="135">
            <text:p>135</text:p>
          </table:table-cell>
          <table:table-cell office:value-type="float" office:value="300">
            <text:p>300</text:p>
          </table:table-cell>
          <table:table-cell table:formula="of:=0.37*[.A4]" office:value-type="float" office:value="1.48">
            <text:p>1.48</text:p>
          </table:table-cell>
          <table:table-cell office:value-type="float" office:value="125">
            <text:p>125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office:value-type="string">
            <text:p>Underdamped</text:p>
          </table:table-cell>
          <table:table-cell office:value-type="string">
            <text:p>Critically damped</text:p>
          </table:table-cell>
          <table:table-cell office:value-type="string">
            <text:p>Over damn peed</text:p>
          </table:table-cell>
          <table:table-cell table:number-columns-repeated="3"/>
        </table:table-row>
        <table:table-row table:style-name="ro3">
          <table:table-cell office:value-type="string">
            <text:p>Peak</text:p>
          </table:table-cell>
          <table:table-cell office:value-type="string">
            <text:p>5.84 V</text:p>
          </table:table-cell>
          <table:table-cell office:value-type="string">
            <text:p>4 V</text:p>
          </table:table-cell>
          <table:table-cell office:value-type="float" office:value="3.84">
            <text:p>3.84</text:p>
          </table:table-cell>
          <table:table-cell table:number-columns-repeated="3"/>
        </table:table-row>
        <table:table-row table:style-name="ro3">
          <table:table-cell office:value-type="string">
            <text:p>Mp</text:p>
          </table:table-cell>
          <table:table-cell office:value-type="string">
            <text:p>2 V</text:p>
          </table:table-cell>
          <table:table-cell office:value-type="string">
            <text:p>0.16 V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tp</text:p>
          </table:table-cell>
          <table:table-cell office:value-type="string">
            <text:p>2.40 ms</text:p>
          </table:table-cell>
          <table:table-cell office:value-type="string">
            <text:p>3.96 ms</text:p>
          </table:table-cell>
          <table:table-cell office:value-type="string">
            <text:p>2.84 ms</text:p>
          </table:table-cell>
          <table:table-cell table:number-columns-repeated="3"/>
        </table:table-row>
        <table:table-row table:style-name="ro3">
          <table:table-cell office:value-type="string">
            <text:p>td</text:p>
          </table:table-cell>
          <table:table-cell office:value-type="string">
            <text:p>0.77 ms</text:p>
          </table:table-cell>
          <table:table-cell office:value-type="string">
            <text:p>1.12 ms</text:p>
          </table:table-cell>
          <table:table-cell office:value-type="string">
            <text:p>1.92 ms</text:p>
          </table:table-cell>
          <table:table-cell table:number-columns-repeated="3"/>
        </table:table-row>
        <table:table-row table:style-name="ro3">
          <table:table-cell office:value-type="string">
            <text:p>tf</text:p>
          </table:table-cell>
          <table:table-cell office:value-type="string">
            <text:p>1.2 ms</text:p>
          </table:table-cell>
          <table:table-cell office:value-type="string">
            <text:p>2.26 ms</text:p>
          </table:table-cell>
          <table:table-cell office:value-type="string">
            <text:p>5.08 ms</text:p>
          </table:table-cell>
          <table:table-cell table:number-columns-repeated="3"/>
        </table:table-row>
        <table:table-row table:style-name="ro3">
          <table:table-cell office:value-type="string">
            <text:p>ts</text:p>
          </table:table-cell>
          <table:table-cell office:value-type="string">
            <text:p>8.0 ms</text:p>
          </table:table-cell>
          <table:table-cell office:value-type="string">
            <text:p>2.26 ms</text:p>
          </table:table-cell>
          <table:table-cell table:formula="of:=[.D12]" office:value-type="string" office:string-value="5.08 ms">
            <text:p>5.08 ms</text:p>
          </table:table-cell>
          <table:table-cell table:number-columns-repeated="3"/>
        </table:table-row>
        <table:table-row table:style-name="ro3">
          <table:table-cell office:value-type="string">
            <text:p>tou</text:p>
          </table:table-cell>
          <table:table-cell/>
          <table:table-cell office:value-type="string">
            <text:p>1.4 ms</text:p>
          </table:table-cell>
          <table:table-cell office:value-type="string">
            <text:p>2.42 ms</text:p>
          </table:table-cell>
          <table:table-cell table:number-columns-repeated="3"/>
        </table:table-row>
        <table:table-row table:style-name="ro3">
          <table:table-cell office:value-type="string">
            <text:p>resistance</text:p>
          </table:table-cell>
          <table:table-cell table:number-columns-repeated="2"/>
          <table:table-cell office:value-type="string">
            <text:p>9.88 k ohm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1:56:40</meta:creation-date>
    <dc:date>2018-02-12T12:15:51</dc:date>
    <meta:editing-duration>PT10M37S</meta:editing-duration>
    <meta:editing-cycles>3</meta:editing-cycles>
    <meta:generator>LibreOffice/3.5$Linux_X86_64 LibreOffice_project/350m1$Build-2</meta:generator>
    <meta:document-statistic meta:table-count="3" meta:cell-count="57" meta:object-count="0"/>
  </office:meta>
</office:document-meta>
</file>